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nlo" svg:font-family="Menlo"/>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list-style-name="L9">
      <style:text-properties fo:font-style="normal" style:font-style-asian="normal" style:font-style-complex="normal"/>
    </style:style>
    <style:style style:name="P6" style:family="paragraph" style:parent-style-name="ENS_5f_default" style:list-style-name="L11">
      <style:text-properties fo:font-style="normal" style:font-style-asian="normal" style:font-style-complex="normal"/>
    </style:style>
    <style:style style:name="P7" style:family="paragraph" style:parent-style-name="ENS_5f_default" style:list-style-name="L8"/>
    <style:style style:name="P8" style:family="paragraph" style:parent-style-name="ENS_5f_default" style:list-style-name="L11"/>
    <style:style style:name="P9" style:family="paragraph" style:parent-style-name="ENS_5f_default" style:list-style-name="L11">
      <style:text-properties style:font-name="Courier New" fo:font-style="normal" style:font-style-asian="normal" style:font-style-complex="normal"/>
    </style:style>
    <style:style style:name="P10" style:family="paragraph" style:parent-style-name="ENS_5f_default" style:list-style-name="L11">
      <style:text-properties style:font-name="Courier New" fo:font-size="11pt" fo:font-style="normal" style:font-size-asian="11pt" style:font-style-asian="normal" style:font-size-complex="11pt" style:font-style-complex="normal"/>
    </style:style>
    <style:style style:name="P11" style:family="paragraph" style:parent-style-name="ENS_5f_Titre_20_exercice" style:list-style-name="L10">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style:font-name="Courier New"/>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2 – Structure d’un projet Grails / Écriture de classes du domaine</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4208654631277666150" text:style-name="L10">
        <text:list-item>
          <text:p text:style-name="P11">Lancez l'IDE et ouvrez le projet FriendsOfMine.</text:p>
        </text:list-item>
        <text:list-item>
          <text:p text:style-name="P11">Dans le fichier BuildConfig.groovy situé dans le dossier «grails-app/conf », ajoutez dans le bloc « dependencies » le ligne suivante :</text:p>
          <text:p text:style-name="P11"><text:span text:style-name="T5">compile "cglib:cglib:2.2" </text:span><text:s text:c="2"/></text:p>
        </text:list-item>
      </text:list>
      <text:p text:style-name="ENS_5f_Titre_20_exercice"/>
      <text:p text:style-name="ENS_5f_Titre_20_exercice">1 – Gestion de relation de type to-one</text:p>
      <text:p text:style-name="ENS_5f_default"><text:span text:style-name="T4"/></text:p>
      <text:p text:style-name="P4">Chaque activité est <text:s/>gérée par un responsable qui doit être spécifié à la création d'une activité.</text:p>
      <text:list xml:id="list7842173016986521063" text:style-name="L9">
        <text:list-item>
          <text:p text:style-name="P5">Modifiez le contenu du fichier ActiviteSpec.groovy pour qu'il soit identique au contenu disponible ici : <text:a xlink:type="simple" xlink:href="https://gist.github.com/FranckSilvestre/a4256628be527531ba1d">https://gist.github.com/FranckSilvestre/a4256628be527531ba1d</text:a> </text:p>
        </text:list-item>
        <text:list-item>
          <text:p text:style-name="P5">Lancez les tests et constatez que certains tests ne passent plus.</text:p>
        </text:list-item>
        <text:list-item>
          <text:p text:style-name="P5">Modifiez le contenu de la classe Activite pour que les tests passent de nouveau.</text:p>
        </text:list-item>
      </text:list>
      <text:p text:style-name="ENS_5f_default"/>
      <text:p text:style-name="ENS_5f_Titre_20_exercice">2 - <text:s/>Création du service ActiviteService</text:p>
      <text:p text:style-name="ENS_5f_default"/>
      <text:p text:style-name="ENS_5f_default">Une pratique recommandée en conception d'application Java EE est d'exposer les fonctions métier dans une classe de service. Grails favorise ce principe de conception en facilitant la création se classe de service ; dans une classe de service, les méthodes s'exécutent par défaut dans le contexte d'une <text:s/>transaction.</text:p>
      <text:p text:style-name="ENS_5f_default"/>
      <text:list xml:id="list639973151660388680" text:style-name="L11">
        <text:list-item>
          <text:p text:style-name="P8">Créez la classe de servce « friendsofmine.ActiviteService » (cliquez droit sur le projet puis <text:span text:style-name="T4">New &gt; Grails Service</text:span>). Il est important de spécifier le nom qualifié de la classe afin que Grails génère le package dans lequel la classe sera créée.</text:p>
        </text:list-item>
        <text:list-item>
          <text:p text:style-name="P8">Explorez le contenu de la console afin d'identifier : quel est le script Grails qui a été invoqué par l'IDE pour générer cette classe ; quels sont les fichiers qui ont été créés par le script.</text:p>
        </text:list-item>
        <text:list-item>
          <text:p text:style-name="P6">Modifiez le contenu du fichier ActiviteServiceSpec.groovy pour qu'il soit identique au contenu disponible ici : <text:a xlink:type="simple" xlink:href="https://gist.github.com/FranckSilvestre/2802fe05a7ccb7856cc9">https://gist.github.com/FranckSilvestre/2802fe05a7ccb7856cc9</text:a></text:p>
        </text:list-item>
        <text:list-item>
          <text:p text:style-name="P6">Dans la classe ActiviteService, remplacée la ligne</text:p>
          <text:p text:style-name="P9">import grails.transaction.Transactional</text:p>
          <text:p text:style-name="P6">par la ligne</text:p>
          <text:p text:style-name="P10">import org.springframework.transaction.annotation.Transactional</text:p>
        </text:list-item>
        <text:list-item>
          <text:p text:style-name="P6">Modifiez la classe ActiviteService pour que le test de la classe ActiviteServiceSpec passe.</text:p>
        </text:list-item>
        <text:list-item>
          <text:p text:style-name="P6">Générez les vues et le contrôleur associés à la classe Activite. Lancez l'application <text:soft-page-break/>et vérifiez que vous pouvez effectivement créer des activités en utilisant l'application.</text:p>
        </text:list-item>
        <text:list-item>
          <text:p text:style-name="P6">Modifier la classe de ActiviteController pour que l'insertion ou la modification d'une activité se fasse en utilisant le service ActiviteService. </text:p>
        </text:list-item>
      </text:list>
      <text:p text:style-name="ENS_5f_default"/>
      <text:list xml:id="list481121993468846142" text:style-name="L8">
        <text:list-item>
          <text:list>
            <text:list-header>
              <text:p text:style-name="P7"><text: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nlo" svg:font-family="Menlo"/>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7H45M14S</meta:editing-duration>
    <meta:editing-cycles>61</meta:editing-cycles>
    <meta:generator>OpenOffice/4.0.1$Unix OpenOffice.org_project/401m5$Build-9714</meta:generator>
    <meta:initial-creator>Franck Silvestre</meta:initial-creator>
    <dc:date>2015-03-18T12:02:28</dc:date>
    <dc:creator>Franck Silvestre</dc:creator>
    <meta:document-statistic meta:table-count="1" meta:image-count="2" meta:object-count="0" meta:page-count="2" meta:paragraph-count="27" meta:word-count="403" meta:character-count="2726"/>
  </office:meta>
</office:document-meta>
</file>